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</table:table-row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 2015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948" calcext:value-type="float">
            <text:p>0.8948</text:p>
          </table:table-cell>
        </table:table-row>
        <table:table-row table:style-name="ro1">
          <table:table-cell office:value-type="string" calcext:value-type="string">
            <text:p>Test 2015</text:p>
          </table:table-cell>
          <table:table-cell office:value-type="float" office:value="0.72302" calcext:value-type="float">
            <text:p>0.72302</text:p>
          </table:table-cell>
          <table:table-cell office:value-type="float" office:value="0.8878" calcext:value-type="float">
            <text:p>0.8878</text:p>
          </table:table-cell>
        </table:table-row>
        <table:table-row table:style-name="ro1">
          <table:table-cell office:value-type="string" calcext:value-type="string">
            <text:p>Val 2016</text:p>
          </table:table-cell>
          <table:table-cell office:value-type="float" office:value="0.72771" calcext:value-type="float">
            <text:p>0.72771</text:p>
          </table:table-cell>
          <table:table-cell office:value-type="float" office:value="0.8906" calcext:value-type="float">
            <text:p>0.8906</text:p>
          </table:table-cell>
        </table:table-row>
        <table:table-row table:style-name="ro1">
          <table:table-cell office:value-type="string" calcext:value-type="string">
            <text:p>Test 2016</text:p>
          </table:table-cell>
          <table:table-cell office:value-type="float" office:value="0.6914" calcext:value-type="float">
            <text:p>0.6914</text:p>
          </table:table-cell>
          <table:table-cell/>
        </table:table-row>
        <table:table-row table:style-name="ro1">
          <table:table-cell office:value-type="string" calcext:value-type="string">
            <text:p>Val 2017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8951" calcext:value-type="float">
            <text:p>0.8951</text:p>
          </table:table-cell>
        </table:table-row>
        <table:table-row table:style-name="ro1">
          <table:table-cell office:value-type="string" calcext:value-type="string">
            <text:p>Test 2017</text:p>
          </table:table-cell>
          <table:table-cell office:value-type="float" office:value="0.70794" calcext:value-type="float">
            <text:p>0.70794</text:p>
          </table:table-cell>
          <table:table-cell office:value-type="float" office:value="0.8774" calcext:value-type="float">
            <text:p>0.8774</text:p>
          </table:table-cell>
        </table:table-row>
        <table:table-row table:style-name="ro1">
          <table:table-cell office:value-type="string" calcext:value-type="string">
            <text:p>Val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944" calcext:value-type="float">
            <text:p>0.8944</text:p>
          </table:table-cell>
        </table:table-row>
        <table:table-row table:style-name="ro1">
          <table:table-cell office:value-type="string" calcext:value-type="string">
            <text:p>Test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842" calcext:value-type="float">
            <text:p>0.8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7:57:40.186970732</meta:creation-date>
    <dc:date>2021-11-15T18:22:20.309997529</dc:date>
    <meta:editing-duration>PT3M50S</meta:editing-duration>
    <meta:editing-cycles>1</meta:editing-cycles>
    <meta:document-statistic meta:table-count="1" meta:cell-count="27" meta:object-count="0"/>
    <meta:generator>LibreOffice/7.0.6.2$Linux_X86_64 LibreOffice_project/00$Build-2</meta:generator>
  </office:meta>
</office:document-meta>
</file>